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1cm" fo:min-width="1.0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cm" fo:min-width="1.012cm"/>
      <style:paragraph-properties style:writing-mode="lr-tb"/>
    </style:style>
    <style:style style:name="gr3" style:family="graphic" style:parent-style-name="standard">
      <style:graphic-properties svg:stroke-color="#2a6099" draw:textarea-horizontal-align="justify" draw:textarea-vertical-align="middle" draw:auto-grow-height="false" fo:min-height="0.253cm" fo:min-width="1cm"/>
      <style:paragraph-properties style:writing-mode="lr-tb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0.695cm" fo:min-width="2.175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15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13cm"/>
      <style:paragraph-properties style:writing-mode="lr-tb"/>
    </style:style>
    <style:style style:name="gr8" style:family="graphic" style:parent-style-name="standard">
      <style:graphic-properties svg:stroke-color="#2a6099" draw:textarea-horizontal-align="justify" draw:textarea-vertical-align="middle" draw:auto-grow-height="false" fo:min-height="0.273cm" fo:min-width="1.213cm"/>
      <style:paragraph-properties style:writing-mode="lr-tb"/>
    </style:style>
    <style:style style:name="gr9" style:family="graphic" style:parent-style-name="objectwithoutfill">
      <style:graphic-properties draw:marker-end="Arrowheads_20_3" draw:marker-end-width="0.152cm" draw:fill="none" draw:textarea-vertical-align="middle"/>
    </style:style>
    <style:style style:name="gr10" style:family="graphic" style:parent-style-name="objectwithoutfill">
      <style:graphic-properties svg:stroke-color="#2a6099" draw:marker-end="Arrowheads_20_4" draw:marker-end-width="0.152cm" draw:fill="none" draw:textarea-vertical-align="middle"/>
    </style:style>
    <style:style style:name="gr11" style:family="graphic" style:parent-style-name="objectwithoutfill">
      <style:graphic-properties svg:stroke-color="#2a6099" draw:marker-end="Arrowheads_20_8" draw:marker-end-width="0.152cm" draw:fill="none" draw:textarea-vertical-align="middle"/>
    </style:style>
    <style:style style:name="gr12" style:family="graphic" style:parent-style-name="objectwithoutfill">
      <style:graphic-properties svg:stroke-color="#2a6099" draw:marker-end="Arrowheads_20_9" draw:marker-end-width="0.152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5cm" svg:height="0.625cm" svg:x="1.545cm" svg:y="0.1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5" draw:id="id5" draw:layer="layout" svg:width="1.676cm" svg:height="0.636cm" svg:x="1.544cm" svg:y="4.802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1.5cm" svg:height="0.503cm" svg:x="1.632cm" svg:y="1.16cm">
          <text:p text:style-name="P1">n = -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2.675cm" svg:height="0.945cm" svg:x="1.045cm" svg:y="3.57cm">
          <text:p text:style-name="P1">print(n%2!=0)</text:p>
          <text:p text:style-name="P1">n=n+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2.383cm" svg:y1="0.775cm" svg:x2="2.382cm" svg:y2="1.16cm" draw:start-shape="id1" draw:start-glue-point="6" draw:end-shape="id2" draw:end-glue-point="4" svg:d="M2383 775l-1 385" svg:viewBox="0 0 2 386">
          <text:p/>
        </draw:connector>
        <draw:frame draw:style-name="gr6" draw:text-style-name="P3" draw:layer="layout" svg:width="0.667cm" svg:height="0.585cm" svg:x="2.315cm" svg:y="3.026cm">
          <draw:text-box>
            <text:p>T</text:p>
          </draw:text-box>
        </draw:frame>
        <draw:frame draw:style-name="gr7" draw:text-style-name="P3" draw:layer="layout" svg:width="0.667cm" svg:height="0.6cm" svg:x="4.015cm" svg:y="2.526cm">
          <draw:text-box>
            <text:p>F</text:p>
          </draw:text-box>
        </draw:frame>
        <draw:custom-shape draw:style-name="gr8" draw:text-style-name="P1" xml:id="id3" draw:id="id3" draw:layer="layout" svg:width="3.425cm" svg:height="1.045cm" svg:x="0.67cm" svg:y="2.081cm">
          <text:p text:style-name="P1">n &lt;= 4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2.382cm" svg:y1="1.663cm" svg:x2="2.383cm" svg:y2="2.081cm" draw:start-shape="id2" draw:start-glue-point="6" draw:end-shape="id3" draw:end-glue-point="4" svg:d="M2382 1663l1 418" svg:viewBox="0 0 2 419">
          <text:p/>
        </draw:connector>
        <draw:connector draw:style-name="gr10" draw:text-style-name="P2" draw:layer="layout" draw:type="line" svg:x1="2.383cm" svg:y1="3.126cm" svg:x2="2.383cm" svg:y2="3.57cm" draw:start-shape="id3" draw:start-glue-point="6" draw:end-shape="id4" draw:end-glue-point="4" svg:d="M2383 3126v444" svg:viewBox="0 0 1 445">
          <text:p/>
        </draw:connector>
        <draw:connector draw:style-name="gr11" draw:text-style-name="P2" draw:layer="layout" svg:x1="4.095cm" svg:y1="2.604cm" svg:x2="3.22cm" svg:y2="5.12cm" draw:start-shape="id3" draw:start-glue-point="7" draw:end-shape="id5" draw:end-glue-point="7" svg:d="M4095 2604h525v2516h-1400" svg:viewBox="0 0 1401 2517">
          <text:p/>
        </draw:connector>
        <draw:connector draw:style-name="gr12" draw:text-style-name="P2" draw:layer="layout" svg:x1="1.045cm" svg:y1="4.043cm" svg:x2="0.67cm" svg:y2="2.604cm" draw:start-shape="id4" draw:start-glue-point="5" draw:end-shape="id3" draw:end-glue-point="5" svg:d="M1045 4043h-901v-1439h526" svg:viewBox="0 0 902 14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Typewriter Text" svg:font-family="'CMU Typewriter Text'" style:font-adornments="Light" style:font-family-generic="modern" style:font-pitch="variable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Typewriter Text" fo:font-family="'CMU Typewriter Text'" style:font-style-name="Light" style:font-family-generic="modern" style:font-pitch="variable" fo:font-size="9pt" fo:font-style="normal" fo:text-shadow="none" style:text-underline-style="none" fo:font-weight="150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826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3T13:12:04.092598092</dc:date>
    <meta:editing-duration>PT1H37M14S</meta:editing-duration>
    <meta:editing-cycles>28</meta:editing-cycles>
    <meta:generator>LibreOffice/7.3.7.2$Linux_X86_64 LibreOffice_project/30$Build-2</meta:generator>
    <meta:document-statistic meta:object-count="12"/>
  </office:meta>
</office:document-meta>
</file>